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fo:background-color="transparent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fo:background-color="transparent">
        <style:tab-stops/>
      </style:paragraph-properties>
      <style:text-properties fo:font-size="11pt" style:font-size-asian="11pt" style:font-size-complex="11pt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.5in" fo:margin-right="0in" fo:margin-top="0in" fo:margin-bottom="0.05in" style:contextual-spacing="false" fo:line-height="135%" fo:text-indent="-0.5in" style:auto-text-indent="false" fo:background-color="transparent"/>
      <style:text-properties fo:font-size="11pt" style:font-size-asian="11pt" style:font-size-complex="11pt"/>
    </style:style>
    <style:style style:name="P4" style:family="paragraph" style:parent-style-name="Standard">
      <loext:graphic-properties draw:fill="none" draw:fill-gradient-name="Gradient_20_2" draw:fill-hatch-name="hatch"/>
      <style:paragraph-properties fo:margin-left="0.5in" fo:margin-right="0in" fo:margin-top="0in" fo:margin-bottom="0in" style:contextual-spacing="false" fo:line-height="135%" fo:text-indent="-0.5in" style:auto-text-indent="false" fo:background-color="transparent"/>
    </style:style>
    <style:style style:name="P5" style:family="paragraph" style:parent-style-name="Standard" style:master-page-name="">
      <loext:graphic-properties draw:fill="none" draw:fill-gradient-name="Gradient_20_2" draw:fill-hatch-name="hatch"/>
      <style:paragraph-properties fo:margin-left="0.5in" fo:margin-right="0in" fo:margin-top="0in" fo:margin-bottom="0in" style:contextual-spacing="false" fo:line-height="135%" fo:text-indent="-0.5in" style:auto-text-indent="false" style:page-number="auto" fo:background-color="transparent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loext:graphic-properties draw:fill="none" draw:fill-gradient-name="Gradient_20_2" draw:fill-hatch-name="hatch"/>
      <style:paragraph-properties fo:margin-left="0.5in" fo:margin-right="0in" fo:margin-top="0in" fo:margin-bottom="0in" style:contextual-spacing="false" fo:line-height="135%" fo:text-indent="-0.5in" style:auto-text-indent="false" fo:background-color="transparent"/>
      <style:text-properties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rbi, Michele. 1938. <text:span text:style-name="T1">La Nuova Filologia e l’edizione Dei Nostri Scrittori Da Dante al Manzoni</text:span>. Firenze: Sansoni.</text:p>
      <text:p text:style-name="P4"><text:span text:style-name="T2">Camps, Jean-Baptiste. 2018. ‘Où va la philologie numérique ?’ </text:span><text:span text:style-name="T3">LHT Fabula</text:span><text:span text:style-name="T2">. </text:span><text:a xlink:type="simple" xlink:href="https://www.fabula.org:443/lht/20/camps.html" text:style-name="Internet_20_link" text:visited-style-name="Visited_20_Internet_20_Link"><text:span text:style-name="T2">https://www.fabula.org:443/lht/20/camps.html</text:span></text:a><text:span text:style-name="T2">.</text:span></text:p>
      <text:p text:style-name="P4"><text:span text:style-name="T2">Camps, Jean-Baptiste, Lucence Ing, and Elena Spadini. 2019. ‘Collating Medieval Vernacular Texts. Aligning Witnesses, Classifying Variants’. In </text:span><text:span text:style-name="T3">DH2019 Digital Humanities Conference 2019</text:span><text:span text:style-name="T2">. Utrecht, Netherlands. </text:span><text:a xlink:type="simple" xlink:href="https://hal.archives-ouvertes.fr/hal-02268348" text:style-name="Internet_20_link" text:visited-style-name="Visited_20_Internet_20_Link"><text:span text:style-name="T2">https://hal.archives-ouvertes.fr/hal-02268348</text:span></text:a><text:span text:style-name="T2">.</text:span></text:p>
      <text:p text:style-name="P4"><text:span text:style-name="T2">Dahlström, Mats. 2000. ‘Drowning by Versions’. </text:span><text:span text:style-name="T3">Human IT: Journal for Information Technology Studies as a Human Science</text:span><text:span text:style-name="T2"> 4 (4). </text:span><text:a xlink:type="simple" xlink:href="https://humanit.hb.se/article/view/174" text:style-name="Internet_20_link" text:visited-style-name="Visited_20_Internet_20_Link"><text:span text:style-name="T2">https://humanit.hb.se/article/view/174</text:span></text:a><text:span text:style-name="T2">.</text:span></text:p>
      <text:p text:style-name="P4"><text:span text:style-name="T2">Dillen, Wout. 2019. ‘On Edited Archives and Archived Editions’. </text:span><text:span text:style-name="T3">International Journal of Digital Humanities</text:span><text:span text:style-name="T2"> 1 (2): 263–77. </text:span><text:a xlink:type="simple" xlink:href="https://doi.org/10.1007/s42803-019-00018-4" text:style-name="Internet_20_link" text:visited-style-name="Visited_20_Internet_20_Link"><text:span text:style-name="T2">https://doi.org/10.1007/s42803-019-00018-4</text:span></text:a><text:span text:style-name="T2">.</text:span></text:p>
      <text:p text:style-name="P6">Drucker, Johanna. 2021. <text:span text:style-name="T1">The Digital Humanities Coursebook: An Introduction to Digital Methods for Research and Scholarship</text:span>. London: Routledge.</text:p>
      <text:p text:style-name="P4"><text:span text:style-name="T2">Eggert, Paul. 2019. ‘The Archival Impulse and the Editorial Impulse’. </text:span><text:span text:style-name="T3">Variants. The Journal of the European Society for Textual Scholarship</text:span><text:span text:style-name="T2">, no. 14 (March): 3–22. </text:span><text:a xlink:type="simple" xlink:href="https://doi.org/10.4000/variants.570" text:style-name="Internet_20_link" text:visited-style-name="Visited_20_Internet_20_Link"><text:span text:style-name="T2">https://doi.org/10.4000/variants.570</text:span></text:a><text:span text:style-name="T2">.</text:span></text:p>
      <text:p text:style-name="P4"><text:span text:style-name="T2">Italia, Paola. 2020. ‘Testi Come Beni Comuni: Per Una Filologia Digitale Sostenibile’. In </text:span><text:span text:style-name="T3">Giornata Di Studi: Intersections. New Perspectives for Public Humanities</text:span><text:span text:style-name="T2">. </text:span><text:a xlink:type="simple" xlink:href="https://www.youtube.com/watch?v=45WQSOKSSlg" text:style-name="Internet_20_link" text:visited-style-name="Visited_20_Internet_20_Link"><text:span text:style-name="T2">https://www.youtube.com/watch?v=45WQSOKSSlg</text:span></text:a><text:span text:style-name="T2">.</text:span></text:p>
      <text:p text:style-name="P6">Italia, Paola, and Paola Italia. 2017. <text:span text:style-name="T1">Come lavorava Gadda</text:span>. 1a edizione. Bussole 544. Filologia d’autore. Roma: Carocci.</text:p>
      <text:p text:style-name="P4"><text:span text:style-name="T2">Modern Language Association of America. 2016. ‘Statement on the Scholarly Edition in the Digital Age’. </text:span><text:a xlink:type="simple" xlink:href="https://www.mla.org/Resources/Guidelines-and-Data/Reports-and-Professional-Guidelines/Other/Reports-from-the-MLA-Committee-on-Scholarly-Editions/MLA-Statement-on-the-Scholarly-Edition-in-the-Digital-Age" text:style-name="Internet_20_link" text:visited-style-name="Visited_20_Internet_20_Link"><text:span text:style-name="T2">https://www.mla.org/Resources/Guidelines-and-Data/Reports-and-Professional-Guidelines/Other/Reports-from-the-MLA-Committee-on-Scholarly-Editions/MLA-Statement-on-the-Scholarly-Edition-in-the-Digital-Age</text:span></text:a><text:span text:style-name="T2">.</text:span></text:p>
      <text:p text:style-name="P4"><text:span text:style-name="T2">———. 2022. ‘Guidelines for Editors of Scholarly Editions’. </text:span><text:a xlink:type="simple" xlink:href="https://www.mla.org/Resources/Research/Surveys-Reports-and-Other-Documents/Publishing-and-Scholarship/Reports-from-the-MLA-Committee-on-Scholarly-Editions/Guidelines-for-Editors-of-Scholarly-Editions" text:style-name="Internet_20_link" text:visited-style-name="Visited_20_Internet_20_Link"><text:span text:style-name="T2">https://www.mla.org/Resources/Research/Surveys-Reports-and-Other-Documents/Publishing-and-Scholarship/Reports-from-the-MLA-Committee-on-Scholarly-Editions/Guidelines-for-Editors-of-Scholarly-Editions</text:span></text:a><text:span text:style-name="T2">.</text:span></text:p>
      <text:p text:style-name="P4"><text:span text:style-name="T2">Pierazzo, Elena. 2019. ‘What Future for Digital Scholarly Editions? From Haute Couture to Prêt-à-Porter’. </text:span><text:span text:style-name="T3">International Journal of Digital Humanities</text:span><text:span text:style-name="T2"> 1 (2): 209–20. </text:span><text:a xlink:type="simple" xlink:href="https://doi.org/10.1007/s42803-019-00019-3" text:style-name="Internet_20_link" text:visited-style-name="Visited_20_Internet_20_Link"><text:span text:style-name="T2">https://doi.org/10.1007/s42803-019-00019-3</text:span></text:a><text:span text:style-name="T2">.</text:span></text:p>
      <text:p text:style-name="P6">Price, Kenneth M. 2009. ‘Edition, Project, Database, Archive, Thematic Research Collection: What’s in a Name?’ <text:span text:style-name="T1">Digital Humanities Quarterly</text:span> 003 (3).</text:p>
      <text:p text:style-name="P6">Rajna, Pio. 1907. ‘I testi critici’. In <text:span text:style-name="T1">Avviamento allo studio critico delle lettere italiane</text:span>, edited by Guido Mazzoni, II. ed. intermente rifatta. Firenze: G.C. Sansoni.</text:p>
      <text:p text:style-name="P4"><text:span text:style-name="T2">Sahle, Patrick. 2013. ‘DH studieren! Auf dem Weg zu einem Kern- und Referenzcurriculum ...’ DARIAH-DE Working Papers. Göttingen. </text:span><text:a xlink:type="simple" xlink:href="http://webdoc.sub.gwdg.de/pub/mon/dariah-de/dwp-2013-1.pdf" text:style-name="Internet_20_link" text:visited-style-name="Visited_20_Internet_20_Link"><text:span text:style-name="T2">http://webdoc.sub.gwdg.de/pub/mon/dariah-de/dwp-2013-1.pdf</text:span></text:a><text:span text:style-name="T2">.</text:span></text:p>
      <text:p text:style-name="P6">Witt, Jeffrey C. 2018. ‘Digital Scholarly Editions and API Consuming Application’. In <text:span text:style-name="T1">Digital Scholarly Editions as Interfaces</text:span>. Schriften Des Instituts Für Dokumentologie Und Editorik. Norderstedt: Schriften des Instituts für Dokumentologie und Editorik - Book on Demand GmbH.</text:p>
      <text:p text:style-name="P6">Zarri, Gian Piero. 1971. ‘L’automazione Delle Procedure Di Critica Testuale, Problemi e Prospettive’. <text:span text:style-name="T1">Lingua e Stile</text:span> VI: 397–41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0:16:13.960350060</meta:creation-date>
    <dc:date>2022-11-25T10:43:12.386599655</dc:date>
    <meta:editing-duration>PT8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346" meta:character-count="3172" meta:non-whitespace-character-count="2847"/>
  </office:meta>
</office:document-meta>
</file>